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7A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38"/>
          <table:table-cell table:style-name="ce141"/>
          <table:table-cell table:style-name="ce44" table:number-columns-repeated="3"/>
          <table:table-cell table:style-name="ce31"/>
          <table:table-cell table:style-name="ce38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1" table:number-columns-repeated="3"/>
          <table:table-cell table:style-name="ce38"/>
          <table:table-cell table:style-name="ce31" table:number-columns-repeated="4"/>
          <table:table-cell table:style-name="ce38"/>
          <table:table-cell table:style-name="ce31"/>
          <table:table-cell table:style-name="ce44" table:number-columns-repeated="3"/>
          <table:table-cell table:style-name="ce31"/>
          <table:table-cell table:style-name="ce38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38"/>
          <table:table-cell table:style-name="ce31"/>
          <table:table-cell table:style-name="ce37" table:number-columns-repeated="3"/>
          <table:table-cell table:style-name="ce38"/>
          <table:table-cell table:style-name="ce31"/>
          <table:table-cell table:style-name="ce45" table:number-columns-repeated="3"/>
          <table:table-cell table:style-name="ce37"/>
          <table:table-cell table:style-name="ce38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1"/>
          <table:table-cell table:style-name="ce38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38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38" table:number-columns-repeated="2"/>
          <table:table-cell table:style-name="ce53"/>
          <table:table-cell table:style-name="ce51"/>
          <table:table-cell table:style-name="ce31"/>
          <table:table-cell table:style-name="ce38"/>
          <table:table-cell table:style-name="ce57"/>
          <table:table-cell table:style-name="ce31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COSTA PONCE ANDREA SOPHIA</text:p>
          </table:table-cell>
          <table:table-cell table:style-name="ce71" office:value-type="string" calcext:value-type="string">
            <text:p>Sophia</text:p>
          </table:table-cell>
          <table:table-cell table:style-name="ce74"/>
          <table:table-cell table:style-name="ce18" table:formula="of:=(0.1*AVERAGE([.G14];[.K14];[.O14]))+(0.3*AVERAGE([.H14];[.L14];[.P14]))+(0.3*AVERAGE([.I14];[.M14];[.P14]))+(0.3*[.S14])" office:value-type="float" office:value="6.51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71" office:value-type="string" calcext:value-type="string">
            <text:p>Soph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4.91" calcext:value-type="float">
            <text:p>4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35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70" office:value-type="string" calcext:value-type="string">
            <text:p>Julian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AVILA DIANA LAURA</text:p>
          </table:table-cell>
          <table:table-cell table:style-name="ce71" office:value-type="string" calcext:value-type="string">
            <text:p>Diana B.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6.47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71" office:value-type="string" calcext:value-type="string">
            <text:p>Diana B.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ENDIMEZ DE LA TORRE PABLO </text:p>
          </table:table-cell>
          <table:table-cell table:style-name="ce71" office:value-type="string" calcext:value-type="string">
            <text:p>Pablo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6.215" calcext:value-type="float">
            <text:p>6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71" office:value-type="string" calcext:value-type="string">
            <text:p>Pabl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S UGARTE CARLA ALEXANDR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6.45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CASTILLERO LOPEZ ERIKA </text:p>
          </table:table-cell>
          <table:table-cell table:style-name="ce71" office:value-type="string" calcext:value-type="string">
            <text:p>Erika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6.665" calcext:value-type="float">
            <text:p>6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71" office:value-type="string" calcext:value-type="string">
            <text:p>Erik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HAVEZ MARTINEZ DIANA EDITH</text:p>
          </table:table-cell>
          <table:table-cell table:style-name="ce71" office:value-type="string" calcext:value-type="string">
            <text:p>Diana C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6.47" calcext:value-type="float">
            <text:p>6.5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3" calcext:value-type="float">
            <text:p>9.3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style-name="ce72"/>
          <table:table-cell/>
          <table:table-cell table:style-name="ce71" office:value-type="string" calcext:value-type="string">
            <text:p>Diana C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ABAD PAULA FERNANDA</text:p>
          </table:table-cell>
          <table:table-cell table:style-name="ce71" office:value-type="string" calcext:value-type="string">
            <text:p>Paula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5.645" calcext:value-type="float">
            <text:p>5.6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71" office:value-type="string" calcext:value-type="string">
            <text:p>Pau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URIBE ANGEL SEBASTIAN</text:p>
          </table:table-cell>
          <table:table-cell table:style-name="ce71" office:value-type="string" calcext:value-type="string">
            <text:p>Angel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6.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71" office:value-type="string" calcext:value-type="string">
            <text:p>Ang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LA FUENTE SOSA NAHOMI </text:p>
          </table:table-cell>
          <table:table-cell table:style-name="ce71" office:value-type="string" calcext:value-type="string">
            <text:p>Nahomi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5.57" calcext:value-type="float">
            <text:p>5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71" office:value-type="string" calcext:value-type="string">
            <text:p>Nahom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LORES DUPINET CECILIA </text:p>
          </table:table-cell>
          <table:table-cell table:style-name="ce71" office:value-type="string" calcext:value-type="string">
            <text:p>Ceci</text:p>
          </table:table-cell>
          <table:table-cell table:style-name="ce74"/>
          <table:table-cell table:style-name="ce18" table:formula="of:=(0.1*AVERAGE([.G24];[.K24];[.O24]))+(0.3*AVERAGE([.H24];[.L24];[.P24]))+(0.3*AVERAGE([.I24];[.M24];[.P24]))+(0.3*[.S24])" office:value-type="float" office:value="6.785" calcext:value-type="float">
            <text:p>6.8</text:p>
          </table:table-cell>
          <table:table-cell/>
          <table:table-cell table:number-columns-repeated="2"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71" office:value-type="string" calcext:value-type="string">
            <text:p>Cec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LAMONT MARTINEZ MARLEN GUADALUPE</text:p>
          </table:table-cell>
          <table:table-cell table:style-name="ce71" office:value-type="string" calcext:value-type="string">
            <text:p>Marlen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5.21" calcext:value-type="float">
            <text:p>5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71" office:value-type="string" calcext:value-type="string">
            <text:p>Marle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OBRAJERO DOMINGUEZ SAMIR JONATHAN</text:p>
          </table:table-cell>
          <table:table-cell table:style-name="ce71" office:value-type="string" calcext:value-type="string">
            <text:p>Samir</text:p>
          </table:table-cell>
          <table:table-cell table:style-name="ce74"/>
          <table:table-cell table:style-name="ce18" table:formula="of:=(0.1*AVERAGE([.G26];[.K26];[.O26]))+(0.3*AVERAGE([.H26];[.L26];[.P26]))+(0.3*AVERAGE([.I26];[.M26];[.P26]))+(0.3*[.S26])" office:value-type="float" office:value="5.27" calcext:value-type="float">
            <text:p>5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7.2" calcext:value-type="float">
            <text:p>7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71" office:value-type="string" calcext:value-type="string">
            <text:p>Sami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ACHECO RODRIGUEZ ALEJANDRA </text:p>
          </table:table-cell>
          <table:table-cell table:style-name="ce72" office:value-type="string" calcext:value-type="string">
            <text:p>Ale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6.53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72" office:value-type="string" calcext:value-type="string">
            <text:p>Al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EREZ MANZANO DANAE NAHOMI</text:p>
          </table:table-cell>
          <table:table-cell table:style-name="ce71" office:value-type="string" calcext:value-type="string">
            <text:p>Dana</text:p>
          </table:table-cell>
          <table:table-cell table:style-name="ce74"/>
          <table:table-cell table:style-name="ce18" table:formula="of:=(0.1*AVERAGE([.G28];[.K28];[.O28]))+(0.3*AVERAGE([.H28];[.L28];[.P28]))+(0.3*AVERAGE([.I28];[.M28];[.P28]))+(0.3*[.S28])" office:value-type="float" office:value="2.975" calcext:value-type="float">
            <text:p>3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71" office:value-type="string" calcext:value-type="string">
            <text:p>D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IOS ARENAS JACQUELINE NANCY</text:p>
          </table:table-cell>
          <table:table-cell table:style-name="ce71" office:value-type="string" calcext:value-type="string">
            <text:p>Jacqueline</text:p>
          </table:table-cell>
          <table:table-cell table:style-name="ce74"/>
          <table:table-cell table:style-name="ce18" table:formula="of:=(0.1*AVERAGE([.G29];[.K29];[.O29]))+(0.3*AVERAGE([.H29];[.L29];[.P29]))+(0.3*AVERAGE([.I29];[.M29];[.P29]))+(0.3*[.S29])" office:value-type="float" office:value="6.48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71" office:value-type="string" calcext:value-type="string">
            <text:p>Jacqueli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TO HERNANDEZ LESLIE SARAI</text:p>
          </table:table-cell>
          <table:table-cell table:style-name="ce71" office:value-type="string" calcext:value-type="string">
            <text:p>Leslie</text:p>
          </table:table-cell>
          <table:table-cell table:style-name="ce74"/>
          <table:table-cell table:style-name="ce18" table:formula="of:=(0.1*AVERAGE([.G30];[.K30];[.O30]))+(0.3*AVERAGE([.H30];[.L30];[.P30]))+(0.3*AVERAGE([.I30];[.M30];[.P30]))+(0.3*[.S30])" office:value-type="float" office:value="6.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71" office:value-type="string" calcext:value-type="string">
            <text:p>Lesl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ELAZQUEZ CORONA REBECCA </text:p>
          </table:table-cell>
          <table:table-cell table:style-name="ce71" office:value-type="string" calcext:value-type="string">
            <text:p>Beca</text:p>
          </table:table-cell>
          <table:table-cell table:style-name="ce74"/>
          <table:table-cell table:style-name="ce18" table:formula="of:=(0.1*AVERAGE([.G31];[.K31];[.O31]))+(0.3*AVERAGE([.H31];[.L31];[.P31]))+(0.3*AVERAGE([.I31];[.M31];[.P31]))+(0.3*[.S31])" office:value-type="float" office:value="6.71" calcext:value-type="float">
            <text:p>6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71" office:value-type="string" calcext:value-type="string">
            <text:p>Bec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4T16:09:44.549076451</dc:date>
    <meta:editing-duration>P2DT18H19M12S</meta:editing-duration>
    <meta:editing-cycles>543</meta:editing-cycles>
    <meta:generator>LibreOffice/7.3.7.2$Linux_X86_64 LibreOffice_project/30$Build-2</meta:generator>
    <meta:document-statistic meta:table-count="1" meta:cell-count="231" meta:object-count="0"/>
  </office:meta>
</office:document-meta>
</file>